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5-05-2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5-01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4-10-2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4-07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4-05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4-01-1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3-10-1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3-08-0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3-04-0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3-01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2-10-0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2-08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2-05-0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2-01-2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1-10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1-07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1-04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1-02-2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4468" calcext:value-type="float">
            <text:p>68.51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7372" calcext:value-type="float">
            <text:p>68.12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1436" calcext:value-type="float">
            <text:p>69.40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2196" calcext:value-type="float">
            <text:p>71.67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9544" calcext:value-type="float">
            <text:p>71.7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8564" calcext:value-type="float">
            <text:p>71.56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0404" calcext:value-type="float">
            <text:p>71.05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0516" calcext:value-type="float">
            <text:p>73.47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2104" calcext:value-type="float">
            <text:p>71.9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0884" calcext:value-type="float">
            <text:p>71.08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0964" calcext:value-type="float">
            <text:p>71.72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6936" calcext:value-type="float">
            <text:p>71.4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2692" calcext:value-type="float">
            <text:p>72.59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638089353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52" meta:object-count="0"/>
    <meta:user-defined meta:name="AppVersion">3.0</meta:user-defined>
  </office:meta>
</office:document-meta>
</file>